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2" style:family="paragraph"/>
  </office:automatic-styles>
  <office:body>
    <office:text text:use-soft-page-breaks="true">
      <text:p text:style-name="P1"><text:a xlink:href="https://github.com/Shadrock50/CSE-210.git" office:target-frame-name="_top" xlink:show="replace"><text:span text:style-name="Hyperlink">https://github.com/Shadrock50/CSE-210.git</text:span></text:a></text:p>
      <text:list text:style-name="LFO2" text:continue-numbering="true">
        <text:list-item>
          <text:p text:style-name="P2">Using (finalProject) as our project</text:p>
        </text:list-item>
      </text:list>
      <text:p text:style-name="Normal">Exceeds requirements (5):</text:p>
      <text:p text:style-name="Normal"><text:s/>Our project meets all the current requirements, and has some things added already for the future. We have started importing our own sprites and graphics. The project also contains almost all the screens we ne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200%" fo:background-color="transparent" style:tab-stop-distance="0.5in"/>
      <style:text-properties style:font-name="Times New Rom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DengXi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DengXi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Griffin</meta:initial-creator>
    <dc:creator>Peter Griffin</dc:creator>
    <meta:creation-date>2021-03-16T21:07:00Z</meta:creation-date>
    <dc:date>2021-03-16T21:24:00Z</dc:date>
    <meta:template xlink:href="Normal" xlink:type="simple"/>
    <meta:editing-cycles>2</meta:editing-cycles>
    <meta:editing-duration>PT1020S</meta:editing-duration>
    <meta:document-statistic meta:page-count="1" meta:paragraph-count="1" meta:word-count="55" meta:character-count="374" meta:row-count="2" meta:non-whitespace-character-count="320"/>
  </office:meta>
</office:document-meta>
</file>